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ed89" officeooo:paragraph-rsid="0002ed89"/>
    </style:style>
    <style:style style:name="P2" style:family="paragraph" style:parent-style-name="Standard">
      <style:text-properties officeooo:rsid="00040561" officeooo:paragraph-rsid="00040561"/>
    </style:style>
    <style:style style:name="P3" style:family="paragraph" style:parent-style-name="Standard">
      <style:text-properties officeooo:rsid="0004cb8d" officeooo:paragraph-rsid="0004cb8d"/>
    </style:style>
    <style:style style:name="T1" style:family="text">
      <style:text-properties officeooo:rsid="0004c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hora quisiera que desarrollemos un módulo adicional para hacer entrenamiento de compras y ventas de las criptomonedas con los datos pasados del mercado. En diversas plataformas lo llaman market replay o backtesting. La idea es poder probar estrategias con los datos históricos del mercado en ciertas monedas, en 3 timeframes diferentes.</text:p>
      <text:p text:style-name="P1"/>
      <text:p text:style-name="P1">Timeframes: 15 minutos, 1 hora y 4 horas</text:p>
      <text:p text:style-name="P1"/>
      <text:p text:style-name="P1">Este puede ser un módulo completamente independiente de la watchlist pero que utiliza toda la lógica, formato visual, indicadores, alertas, etc. No debe mostrar varias monedas al tiempo, sólo debe ser 1, escogida por el usuario. Al iniciar y escoger la moneda, el backtesting engine pide a bybit los datos de 3 años y los guarda en caché para que perduren. Una vez que se tienen todos los datos no es necesario hacer más requests a bybit porque no se necesitan datos en tiempo real (como sí lo hace la watchlist). Los datos los debe pedir para todos los indicadores en los 3 timeframes y con 3 o 4 subdivisiones: para el timeframe de 15 minutos, pedir datos de 3 paquetes de 5 minutos; para el de 1 hora, 4 paquetes de 15 minutos; para el de 4 horas, 4 paquetes de 1 hora. Estos paquetes nos sirven para armar cada vela y recrear o simular su formación. (ya te explico porqué esto es importante).</text:p>
      <text:p text:style-name="P1"/>
      <text:p text:style-name="P1">La idea es que al tener el historial listo, el usuario escoja una fecha en el pasado para que desde ahí empiece el backtesting/market replay. Sólo se deben graficar las velas anteriores a esa fecha y al iniciar el replay se van graficando las velas nuevas, progresivamente como si fuera en tiempo real. Para eso es que es importante los paquetes que forman cada vela según el timeframe, para dar la sensación de estar ante el mercado real.</text:p>
      <text:p text:style-name="P1"/>
      <text:p text:style-name="P2">Para iniciar la simulación, el usuario hace click sobre un botón de play y ahí comienza. Puede escoger la velocidad con la que se pintan las velas y el timeframe. Se puede tener varios gráficos a la vez de la misma moneda, en diversos timeframes. Estos deben sincronizarse <text:span text:style-name="T1">para dar la sensación de estar haciendo trading real </text:span>y pueden ir en distintas pestañas del navegador.</text:p>
      <text:p text:style-name="P2"/>
      <text:p text:style-name="P3">Se pueden escoger los indicadores a utilizar, son los mismos de la watchlist.</text:p>
      <text:p text:style-name="P3"/>
      <text:p text:style-name="P3">También es necesario implementar algo adicional: que el usuario pueda pintar sobre el gráfico como se hace en tradingview. No sé si con la tecnología gráfica que tenemos en la watchlist es factible hacer esto o si es necesario hacerlo de manera distinta. Sólo se necesita dibujar cajas de takeprofit y stoploss, líneas, rectángulos, cajas de texto, etc (son dibujos muy básicos). No quiero utilizar ninguna tecnología de tradingview. Hay métodos que utilizan otras plataformas como exocharts, ATAS, gocharting.com. Investiga sobre el tema para que podamos decidir sobre el tema.</text:p>
      <text:p text:style-name="P3"/>
      <text:p text:style-name="P3">Adicionalmente necesitamos que lo que se dibuje y los indicadores tenga persistencia y se mantengan para cuando se abra nuevamente el backtesting engine. Que tenga un botón para borrar todo si se necesita.</text:p>
      <text:p text:style-name="P3"/>
      <text:p text:style-name="P3">Analiza a profundidad lo que necesitamos hacer y dame tu diagnóstico profesional para que seamos completamente efectivos en este trabajo. Dame diversas opciones técnicas para que podamos decidir qué hacer.</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22:07:26.359578900</meta:creation-date>
    <dc:date>2025-11-16T22:38:54.100798800</dc:date>
    <meta:editing-duration>PT31M28S</meta:editing-duration>
    <meta:editing-cycles>3</meta:editing-cycles>
    <meta:generator>LibreOffice/25.2.6.2$Windows_X86_64 LibreOffice_project/729c5bfe710f5eb71ed3bbde9e06a6065e9c6c5d</meta:generator>
    <meta:document-statistic meta:table-count="0" meta:image-count="0" meta:object-count="0" meta:page-count="1" meta:paragraph-count="9" meta:word-count="533" meta:character-count="3151" meta:non-whitespace-character-count="2627"/>
  </office:meta>
</office:document-meta>
</file>